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text-underline-style="solid" style:text-underline-width="auto" style:text-underline-color="font-color" officeooo:paragraph-rsid="00105555"/>
    </style:style>
    <style:style style:name="P2" style:family="paragraph" style:parent-style-name="Standard">
      <style:text-properties fo:language="ru" fo:country="RU" officeooo:paragraph-rsid="00105555"/>
    </style:style>
    <style:style style:name="P3" style:family="paragraph" style:parent-style-name="Standard">
      <style:text-properties fo:language="ru" fo:country="RU" style:text-underline-style="none" officeooo:rsid="00105555" officeooo:paragraph-rsid="00105555"/>
    </style:style>
    <style:style style:name="P4" style:family="paragraph" style:parent-style-name="Standard">
      <style:text-properties fo:language="ru" fo:country="RU" style:text-underline-style="none" officeooo:paragraph-rsid="00105555"/>
    </style:style>
    <style:style style:name="P5" style:family="paragraph" style:parent-style-name="Standard">
      <style:text-properties fo:language="ru" fo:country="RU" officeooo:paragraph-rsid="00285787"/>
    </style:style>
    <style:style style:name="P6" style:family="paragraph" style:parent-style-name="Standard">
      <style:text-properties officeooo:paragraph-rsid="00105555"/>
    </style:style>
    <style:style style:name="P7" style:family="paragraph" style:parent-style-name="Standard">
      <style:text-properties officeooo:paragraph-rsid="00285787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ru" fo:country="RU" style:text-underline-style="solid" style:text-underline-width="auto" style:text-underline-color="font-color" officeooo:paragraph-rsid="00105555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ru" fo:country="RU" style:text-underline-style="solid" style:text-underline-width="auto" style:text-underline-color="font-color" officeooo:rsid="00239845" officeooo:paragraph-rsid="00285787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ru" fo:country="RU" style:text-underline-style="none" officeooo:rsid="00105555" officeooo:paragraph-rsid="00105555"/>
    </style:style>
    <style:style style:name="P12" style:family="paragraph" style:parent-style-name="Standard" style:master-page-name="">
      <style:paragraph-properties style:page-number="auto"/>
      <style:text-properties fo:language="ru" fo:country="RU" officeooo:paragraph-rsid="00105555"/>
    </style:style>
    <style:style style:name="P13" style:family="paragraph" style:parent-style-name="Standard">
      <style:paragraph-properties fo:margin-left="0.616cm" fo:margin-right="0cm" fo:text-indent="0cm" style:auto-text-indent="false"/>
      <style:text-properties fo:language="ru" fo:country="RU" style:text-underline-style="none" officeooo:rsid="00105555" officeooo:paragraph-rsid="00105555"/>
    </style:style>
    <style:style style:name="P14" style:family="paragraph" style:parent-style-name="Standard">
      <style:paragraph-properties fo:margin-left="0.616cm" fo:margin-right="0cm" fo:text-indent="0cm" style:auto-text-indent="false"/>
      <style:text-properties fo:language="ru" fo:country="RU" style:text-underline-style="none" officeooo:rsid="00105555" officeooo:paragraph-rsid="002212be"/>
    </style:style>
    <style:style style:name="P15" style:family="paragraph" style:parent-style-name="Standard">
      <style:paragraph-properties fo:margin-left="0.616cm" fo:margin-right="0cm" fo:text-indent="0cm" style:auto-text-indent="false"/>
      <style:text-properties fo:language="ru" fo:country="RU" style:text-underline-style="none" officeooo:rsid="00239845" officeooo:paragraph-rsid="00239845"/>
    </style:style>
    <style:style style:name="P16" style:family="paragraph" style:parent-style-name="Standard">
      <style:paragraph-properties fo:margin-left="0.616cm" fo:margin-right="0cm" fo:text-indent="0cm" style:auto-text-indent="false"/>
      <style:text-properties fo:language="ru" fo:country="RU" style:text-underline-style="none" officeooo:rsid="00239845" officeooo:paragraph-rsid="00259f0f"/>
    </style:style>
    <style:style style:name="P17" style:family="paragraph" style:parent-style-name="Standard">
      <style:paragraph-properties fo:margin-left="0.616cm" fo:margin-right="0cm" fo:text-indent="0cm" style:auto-text-indent="false"/>
      <style:text-properties fo:language="ru" fo:country="RU" officeooo:paragraph-rsid="0023b505"/>
    </style:style>
    <style:style style:name="P18" style:family="paragraph" style:parent-style-name="Standard">
      <style:paragraph-properties fo:margin-left="0.616cm" fo:margin-right="0cm" fo:text-indent="0cm" style:auto-text-indent="false"/>
      <style:text-properties officeooo:paragraph-rsid="00239845"/>
    </style:style>
    <style:style style:name="P19" style:family="paragraph" style:parent-style-name="Standard">
      <style:paragraph-properties fo:margin-left="0.616cm" fo:margin-right="0cm" fo:text-indent="0cm" style:auto-text-indent="false"/>
      <style:text-properties officeooo:paragraph-rsid="00239e5d"/>
    </style:style>
    <style:style style:name="P20" style:family="paragraph" style:parent-style-name="Standard">
      <style:paragraph-properties fo:margin-left="0.616cm" fo:margin-right="0cm" fo:text-indent="0cm" style:auto-text-indent="false"/>
      <style:text-properties style:font-name="DejaVu Sans Mono" fo:font-size="9pt" fo:language="ru" fo:country="RU" style:text-underline-style="none" officeooo:rsid="00285787" officeooo:paragraph-rsid="00285787" style:font-size-asian="9pt" style:font-size-complex="9pt"/>
    </style:style>
    <style:style style:name="P21" style:family="paragraph" style:parent-style-name="Standard">
      <style:paragraph-properties fo:margin-left="0.616cm" fo:margin-right="0cm" fo:text-indent="0cm" style:auto-text-indent="false"/>
      <style:text-properties style:font-name="Liberation Serif" fo:font-size="12pt" fo:font-style="normal" fo:font-weight="normal" officeooo:paragraph-rsid="00239e5d" style:font-size-asian="12pt" style:font-style-asian="normal" style:font-weight-asian="normal"/>
    </style:style>
    <style:style style:name="P22" style:family="paragraph" style:parent-style-name="Standard">
      <style:paragraph-properties fo:margin-left="0.616cm" fo:margin-right="0cm" fo:text-indent="0cm" style:auto-text-indent="false"/>
      <style:text-properties style:font-name="Liberation Serif" fo:font-size="12pt" fo:font-style="normal" fo:font-weight="normal" officeooo:paragraph-rsid="00239845" style:font-size-asian="12pt" style:font-style-asian="normal" style:font-weight-asian="normal"/>
    </style:style>
    <style:style style:name="P23" style:family="paragraph" style:parent-style-name="Standard">
      <style:paragraph-properties fo:margin-left="0.616cm" fo:margin-right="0cm" fo:text-indent="0cm" style:auto-text-indent="false"/>
      <style:text-properties style:font-name="Liberation Serif" fo:font-size="12pt" fo:language="ru" fo:country="RU" fo:font-style="normal" fo:font-weight="normal" officeooo:paragraph-rsid="0023b505" style:font-size-asian="12pt" style:font-style-asian="normal" style:font-weight-asian="normal"/>
    </style:style>
    <style:style style:name="P24" style:family="paragraph" style:parent-style-name="Standard">
      <style:paragraph-properties fo:margin-left="0.616cm" fo:margin-right="0cm" fo:text-indent="0cm" style:auto-text-indent="false"/>
      <style:text-properties style:font-name="Liberation Serif" fo:font-size="12pt" fo:language="ru" fo:country="RU" fo:font-style="normal" fo:font-weight="normal" officeooo:rsid="0023b505" officeooo:paragraph-rsid="0023b505" style:font-size-asian="12pt" style:font-style-asian="normal" style:font-weight-asian="normal"/>
    </style:style>
    <style:style style:name="P25" style:family="paragraph" style:parent-style-name="Standard">
      <style:paragraph-properties fo:margin-left="0.616cm" fo:margin-right="0cm" fo:text-indent="0cm" style:auto-text-indent="false"/>
      <style:text-properties style:font-name="Liberation Serif" fo:font-size="12pt" fo:language="ru" fo:country="RU" fo:font-style="normal" style:text-underline-style="none" fo:font-weight="normal" officeooo:rsid="00239845" officeooo:paragraph-rsid="00239845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ff3333" fo:language="ru" fo:country="RU" style:text-underline-style="none" officeooo:rsid="00105555" officeooo:paragraph-rsid="00105555"/>
    </style:style>
    <style:style style:name="P27" style:family="paragraph" style:parent-style-name="Standard">
      <style:paragraph-properties fo:margin-left="0.616cm" fo:margin-right="0cm" fo:text-indent="0cm" style:auto-text-indent="false"/>
      <style:text-properties fo:color="#ff3333" fo:language="ru" fo:country="RU" style:text-underline-style="none" officeooo:rsid="00105555" officeooo:paragraph-rsid="00105555"/>
    </style:style>
    <style:style style:name="P28" style:family="paragraph" style:parent-style-name="Standard">
      <style:text-properties fo:color="#ff3333" fo:language="ru" fo:country="RU" officeooo:paragraph-rsid="00105555"/>
    </style:style>
    <style:style style:name="P29" style:family="paragraph" style:parent-style-name="Standard">
      <style:text-properties fo:color="#ff3333" fo:language="ru" fo:country="RU" fo:font-weight="bold" officeooo:paragraph-rsid="00105555" style:font-weight-asian="bold" style:font-weight-complex="bold"/>
    </style:style>
    <style:style style:name="P30" style:family="paragraph">
      <style:paragraph-properties fo:text-align="center" style:text-autospace="ideograph-alpha" style:punctuation-wrap="hanging" style:line-break="strict" style:writing-mode="lr-tb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text-align="center"/>
      <style:text-properties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239e5d" style:font-size-asian="12pt" style:font-style-asian="normal" style:font-weight-asian="normal"/>
    </style:style>
    <style:style style:name="T5" style:family="text">
      <style:text-properties style:font-name="Liberation Serif" fo:font-size="12pt" fo:language="ru" fo:country="RU" fo:font-style="normal" style:text-underline-style="none" fo:font-weight="normal" officeooo:rsid="00239845" style:font-size-asian="12pt" style:font-style-asian="normal" style:font-weight-asian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33% 80%"/>
    </style:style>
    <style:style style:name="T9" style:family="text">
      <style:text-properties officeooo:rsid="0028919c"/>
    </style:style>
    <style:style style:name="T10" style:family="text">
      <style:text-properties fo:color="#ff3333"/>
    </style:style>
    <style:style style:name="T11" style:family="text">
      <style:text-properties style:use-window-font-color="true" style:font-name="Times New Roman" fo:font-size="12pt" fo:language="en" fo:country="US" style:letter-kerning="true" style:font-name-asian="DejaVu Sans" style:font-size-asian="12pt" style:font-name-complex="DejaVu Sans" style:font-size-complex="12pt" style:language-complex="zxx" style:country-complex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9ccff" style:background-transparency="0%" fo:padding="0cm" fo:border="0.74pt solid #000000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draw:auto-grow-width="false" fo:min-height="0.624cm" fo:min-width="0.723cm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draw:auto-grow-width="false" fo:min-height="0.649cm" fo:min-width="0.826cm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94cm" draw:marker-end-width="0.494cm" draw:fill-color="#ffffff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7" style:family="graphic">
      <style:graphic-properties svg:stroke-width="0.049cm" svg:stroke-color="#000000" draw:marker-start-width="0.494cm" draw:marker-end-width="0.494cm" draw:fill-color="#ffffff" draw:textarea-horizontal-align="center" draw:textarea-vertical-align="middle" fo:padding-top="0.023cm" fo:padding-bottom="0.023cm" fo:padding-left="0.023cm" fo:padding-right="0.023cm" style:run-through="foreground"/>
    </style:style>
    <style:style style:name="gr8" style:family="graphic">
      <style:graphic-properties svg:stroke-width="0.019cm" svg:stroke-color="#000000" draw:marker-start-width="0.406cm" draw:marker-end-width="0.406cm" draw:fill-color="#000000" draw:textarea-horizontal-align="center" draw:textarea-vertical-align="middle" fo:padding-top="0.009cm" fo:padding-bottom="0.009cm" fo:padding-left="0.009cm" fo:padding-right="0.009cm" style:run-through="foreground"/>
    </style:style>
    <style:style style:name="gr9" style:family="graphic">
      <style:graphic-properties draw:stroke="none"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19cm" svg:stroke-color="#000000" draw:marker-start-width="0.406cm" draw:marker-end-width="0.406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49cm" svg:stroke-color="#000000" draw:marker-start-width="0.494cm" draw:marker-end-width="0.494cm" draw:fill-color="#ffffff" draw:textarea-horizontal-align="center" draw:textarea-vertical-align="middle" fo:padding-top="0.023cm" fo:padding-bottom="0.023cm" fo:padding-left="0.023cm" fo:padding-right="0.0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19cm" svg:stroke-color="#000000" draw:marker-start-width="0.406cm" draw:marker-end-width="0.406cm" draw:fill-color="#000000" draw:textarea-horizontal-align="center" draw:textarea-vertical-align="middle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Оптимизировать код:</text:p>
      <text:p text:style-name="P6">y<text:span text:style-name="T1">:=4</text:span></text:p>
      <text:p text:style-name="P6"><text:span text:style-name="T2">Если</text:span><text:span text:style-name="T1"> </text:span>y<text:span text:style-name="T1"> </text:span><text:span text:style-name="T2">равно</text:span><text:span text:style-name="T1"> 3</text:span></text:p>
      <text:p text:style-name="P6"><text:span text:style-name="T2">тогда</text:span><text:span text:style-name="T1"> </text:span>z<text:span text:style-name="T1">:=10</text:span></text:p>
      <text:p text:style-name="P6"><text:span text:style-name="T2">иначе</text:span><text:span text:style-name="T1"> </text:span>z<text:span text:style-name="T1">:=20</text:span></text:p>
      <text:p text:style-name="P1">Конец если</text:p>
      <text:p text:style-name="P1"/>
      <text:p text:style-name="P3"><text:tab/>начало</text:p>
      <text:p text:style-name="P3"><text:tab/>z:=20</text:p>
      <text:p text:style-name="P3"><text:tab/>Конец</text:p>
      <text:p text:style-name="P4"/>
      <text:p text:style-name="P2">2. Оптимизировать код:</text:p>
      <text:p text:style-name="P6"><text:span text:style-name="T2">Пока </text:span>x<text:span text:style-name="T1"> </text:span><text:span text:style-name="T2">не равно</text:span><text:span text:style-name="T1"> 1</text:span></text:p>
      <text:p text:style-name="P6">x<text:span text:style-name="T1">:=1</text:span></text:p>
      <text:p text:style-name="P1">Конец цикла</text:p>
      <text:p text:style-name="P9"/>
      <text:p text:style-name="P11"><text:tab/>Если x != 1 тогда</text:p>
      <text:p text:style-name="P11"><text:tab/>x:=1</text:p>
      <text:p text:style-name="P11"><text:tab/>Конец если</text:p>
      <text:p text:style-name="P11"/>
      <text:p text:style-name="P28">3. Выписать несколько цепочек, допускаемых следующей диаграммной грамматикой</text:p>
      <text:p text:style-name="P29">строка</text:p>
      <text:p text:style-name="P2"><draw:custom-shape text:anchor-type="char" draw:z-index="0" draw:style-name="gr1" draw:text-style-name="P30" svg:width="1.024cm" svg:height="0.883cm" svg:x="1.725cm" svg:y="0.423cm"><text:p text:style-name="P30"><text:span text:style-name="T11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" draw:style-name="gr1" draw:text-style-name="P30" svg:width="1.024cm" svg:height="0.883cm" svg:x="6.726cm" svg:y="0.423cm"><text:p text:style-name="P30"><text:span text:style-name="T11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" draw:style-name="gr2" draw:text-style-name="P30" svg:width="1.165cm" svg:height="0.918cm" svg:x="4.159cm" svg:y="1.817cm"><text:p text:style-name="P30"><text:span text:style-name="T11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3" draw:style-name="gr3" draw:text-style-name="P31" svg:x1="0.949cm" svg:y1="0.9cm" svg:x2="1.725cm" svg:y2="0.882cm"><text:p/></draw:line><draw:line text:anchor-type="char" draw:z-index="4" draw:style-name="gr3" draw:text-style-name="P31" svg:x1="2.748cm" svg:y1="0.882cm" svg:x2="3.612cm" svg:y2="0.882cm"><text:p/></draw:line><draw:line text:anchor-type="char" draw:z-index="5" draw:style-name="gr3" draw:text-style-name="P31" svg:x1="5.711cm" svg:y1="0.865cm" svg:x2="6.725cm" svg:y2="0.847cm"><text:p/></draw:line><draw:line text:anchor-type="char" draw:z-index="6" draw:style-name="gr3" draw:text-style-name="P31" svg:x1="1.337cm" svg:y1="0.882cm" svg:x2="1.355cm" svg:y2="2.293cm"><text:p/></draw:line><draw:line text:anchor-type="char" draw:z-index="7" draw:style-name="gr3" draw:text-style-name="P31" svg:x1="1.337cm" svg:y1="2.293cm" svg:x2="4.159cm" svg:y2="2.275cm"><text:p/></draw:line><draw:line text:anchor-type="char" draw:z-index="8" draw:style-name="gr3" draw:text-style-name="P31" svg:x1="5.323cm" svg:y1="2.241cm" svg:x2="8.163cm" svg:y2="2.223cm"><text:p/></draw:line><draw:line text:anchor-type="char" draw:z-index="9" draw:style-name="gr3" draw:text-style-name="P31" svg:x1="7.749cm" svg:y1="0.847cm" svg:x2="9.31cm" svg:y2="0.847cm"><text:p/></draw:line><draw:line text:anchor-type="char" draw:z-index="10" draw:style-name="gr3" draw:text-style-name="P31" svg:x1="8.163cm" svg:y1="2.223cm" svg:x2="8.163cm" svg:y2="0.847cm"><text:p/></draw:line><draw:frame draw:style-name="fr1" draw:name="Врезка1" text:anchor-type="char" svg:x="3.623cm" svg:y="0.42cm" svg:width="2.152cm" svg:height="0.811cm" draw:z-index="162"><draw:text-box><text:p text:style-name="P8">строка</text:p></draw:text-box></draw:frame></text:p>
      <text:p text:style-name="P2"/>
      <text:p text:style-name="P2"/>
      <text:p text:style-name="P2"/>
      <text:p text:style-name="P2"/>
      <text:p text:style-name="P2"/>
      <text:p text:style-name="P11"><text:tab/>Привести пример недопустимой цепочки.</text:p>
      <text:p text:style-name="P11"/>
      <text:p text:style-name="P11"><text:tab/><text:tab/><text:span text:style-name="T10">x-строка-x</text:span></text:p>
      <text:p text:style-name="P26"><text:tab/><text:tab/>y</text:p>
      <text:p text:style-name="P11"/>
      <text:p text:style-name="P11"><text:tab/><text:tab/>Пример недопустимой цепочки</text:p>
      <text:p text:style-name="P11"><text:tab/><text:tab/>x-y-x</text:p>
      <text:p text:style-name="P11"><text:tab/><text:tab/>x-x-y</text:p>
      <text:p text:style-name="P11"/>
      <text:p text:style-name="P27">4. Объяснить синтаксическую диаграмму целого числа, указать на недостаток, построить синтаксическую диаграмму для вещественных чисел:</text:p>
      <text:p text:style-name="P13"/>
      <text:p text:style-name="P13"><draw:g text:anchor-type="paragraph" draw:z-index="12" draw:style-name="gr5"><draw:line draw:style-name="gr6" draw:text-style-name="P32" svg:x1="3.84cm" svg:y1="0.395cm" svg:x2="2.665cm" svg:y2="0.395cm"><text:p/></draw:line><draw:line draw:style-name="gr6" draw:text-style-name="P32" svg:x1="3.84cm" svg:y1="1.912cm" svg:x2="2.665cm" svg:y2="1.912cm"><text:p/></draw:line><draw:line draw:style-name="gr6" draw:text-style-name="P32" svg:x1="3.854cm" svg:y1="3.341cm" svg:x2="2.679cm" svg:y2="3.341cm"><text:p/></draw:line><draw:line draw:style-name="gr6" draw:text-style-name="P32" svg:x1="2.679cm" svg:y1="3.343cm" svg:x2="2.665cm" svg:y2="1.912cm"><text:p/></draw:line><draw:line draw:style-name="gr6" draw:text-style-name="P32" svg:x1="2.665cm" svg:y1="1.912cm" svg:x2="2.665cm" svg:y2="0.395cm"><text:p/></draw:line><draw:line draw:style-name="gr6" draw:text-style-name="P32" svg:x1="2.665cm" svg:y1="1.912cm" svg:x2="1.49cm" svg:y2="1.912cm"><text:p/></draw:line><draw:circle draw:style-name="gr7" draw:text-style-name="P32" svg:width="1.31cm" svg:height="1.31cm" svg:x="3.854cm" svg:y="2.694cm"><text:p text:style-name="P32">-</text:p></draw:circle><draw:circle draw:style-name="gr7" draw:text-style-name="P32" svg:width="1.31cm" svg:height="1.31cm" svg:x="3.84cm" svg:y="1.239cm"><text:p text:style-name="P32">null</text:p></draw:circle><draw:circle draw:style-name="gr7" draw:text-style-name="P32" svg:width="1.31cm" svg:height="1.31cm" svg:x="3.84cm" svg:y="-0.222cm"><text:p text:style-name="P32">+</text:p></draw:circle><draw:line draw:style-name="gr6" draw:text-style-name="P32" svg:x1="6.322cm" svg:y1="0.429cm" svg:x2="5.147cm" svg:y2="0.429cm"><text:p/></draw:line><draw:line draw:style-name="gr6" draw:text-style-name="P32" svg:x1="6.337cm" svg:y1="3.343cm" svg:x2="5.162cm" svg:y2="3.343cm"><text:p/></draw:line><draw:line draw:style-name="gr6" draw:text-style-name="P32" svg:x1="6.322cm" svg:y1="1.896cm" svg:x2="5.147cm" svg:y2="1.896cm"><text:p/></draw:line><draw:line draw:style-name="gr6" draw:text-style-name="P32" svg:x1="6.32cm" svg:y1="1.897cm" svg:x2="6.32cm" svg:y2="0.429cm"><text:p/></draw:line><draw:line draw:style-name="gr6" draw:text-style-name="P32" svg:x1="6.334cm" svg:y1="3.342cm" svg:x2="6.32cm" svg:y2="1.896cm"><text:p/></draw:line><draw:line draw:style-name="gr6" draw:text-style-name="P32" svg:x1="7.51cm" svg:y1="1.896cm" svg:x2="6.335cm" svg:y2="1.896cm"><text:p/></draw:line><draw:circle draw:style-name="gr8" draw:text-style-name="P32" svg:width="0.198cm" svg:height="0.198cm" svg:x="6.224cm" svg:y="1.799cm"><text:p/></draw:circle><draw:circle draw:style-name="gr8" draw:text-style-name="P32" svg:width="0.198cm" svg:height="0.198cm" svg:x="2.561cm" svg:y="1.815cm"><text:p/></draw:circle></draw:g></text:p>
      <text:p text:style-name="P13"/>
      <text:p text:style-name="P13"><draw:line text:anchor-type="paragraph" draw:z-index="13" draw:style-name="gr9" draw:text-style-name="P32" svg:x1="1.231cm" svg:y1="0.361cm" svg:x2="2.019cm" svg:y2="0.361cm"><text:p text:style-name="P32">Число со </text:p><text:p text:style-name="P32">знаком</text:p></draw:line></text:p>
      <text:p text:style-name="P13"><draw:g text:anchor-type="paragraph" draw:z-index="17" draw:style-name="gr5"><draw:line draw:style-name="gr6" draw:text-style-name="P32" svg:x1="15.083cm" svg:y1="1.859cm" svg:x2="15.083cm" svg:y2="0.413cm"><text:p/></draw:line><draw:line draw:style-name="gr6" draw:text-style-name="P32" svg:x1="12.79cm" svg:y1="1.889cm" svg:x2="12.79cm" svg:y2="0.443cm"><text:p/></draw:line><draw:line draw:style-name="gr6" draw:text-style-name="P32" svg:x1="15.083cm" svg:y1="1.859cm" svg:x2="12.79cm" svg:y2="1.859cm"><text:p/></draw:line><draw:circle draw:style-name="gr8" draw:text-style-name="P32" svg:width="0.198cm" svg:height="0.198cm" svg:x="12.695cm" svg:y="0.354cm"><text:p/></draw:circle><draw:circle draw:style-name="gr8" draw:text-style-name="P32" svg:width="0.198cm" svg:height="0.198cm" svg:x="14.977cm" svg:y="0.335cm"><text:p/></draw:circle></draw:g><draw:g text:anchor-type="paragraph" draw:z-index="15" draw:style-name="gr5"><draw:rect draw:style-name="gr7" draw:text-style-name="P32" svg:width="1.631cm" svg:height="0.825cm" svg:x="7.504cm" svg:y="0.024cm"><text:p text:style-name="P32">Цифра</text:p></draw:rect><draw:rect draw:style-name="gr7" draw:text-style-name="P32" svg:width="1.631cm" svg:height="0.825cm" svg:x="10.31cm" svg:y="-0.002cm"><text:p text:style-name="P32">...</text:p></draw:rect><draw:line draw:style-name="gr6" draw:text-style-name="P32" svg:x1="10.312cm" svg:y1="0.427cm" svg:x2="9.137cm" svg:y2="0.427cm"><text:p/></draw:line><draw:line draw:style-name="gr6" draw:text-style-name="P32" svg:x1="13.115cm" svg:y1="0.443cm" svg:x2="11.94cm" svg:y2="0.443cm"><text:p/></draw:line><draw:rect draw:style-name="gr7" draw:text-style-name="P32" svg:width="1.631cm" svg:height="0.825cm" svg:x="13.12cm" svg:y="0.028cm"><text:p text:style-name="P32">Цифра</text:p></draw:rect><draw:line draw:style-name="gr6" draw:text-style-name="P32" svg:x1="15.925cm" svg:y1="0.413cm" svg:x2="14.75cm" svg:y2="0.413cm"><text:p/></draw:line></draw:g></text:p>
      <text:p text:style-name="P13"/>
      <text:p text:style-name="P13"/>
      <text:p text:style-name="P13"><draw:g text:anchor-type="paragraph" draw:z-index="16" draw:style-name="gr5"><draw:line draw:style-name="gr6" draw:text-style-name="P32" svg:x1="12.335cm" svg:y1="0.413cm" svg:x2="10.012cm" svg:y2="0.413cm"><text:p/></draw:line><draw:line draw:style-name="gr6" draw:text-style-name="P32" svg:x1="10.012cm" svg:y1="0.414cm" svg:x2="10.012cm" svg:y2="-1.032cm"><text:p/></draw:line><draw:line draw:style-name="gr6" draw:text-style-name="P32" svg:x1="12.335cm" svg:y1="0.43cm" svg:x2="12.335cm" svg:y2="-1.016cm"><text:p/></draw:line><draw:circle draw:style-name="gr8" draw:text-style-name="P32" svg:width="0.198cm" svg:height="0.198cm" svg:x="9.911cm" svg:y="-1.122cm"><text:p/></draw:circle><draw:circle draw:style-name="gr8" draw:text-style-name="P32" svg:width="0.198cm" svg:height="0.198cm" svg:x="12.232cm" svg:y="-1.106cm"><text:p/></draw:circle></draw:g></text:p>
      <text:p text:style-name="P13"/>
      <text:p text:style-name="P13"><draw:line text:anchor-type="paragraph" draw:z-index="26" draw:style-name="gr10" draw:text-style-name="P32" svg:x1="4.985cm" svg:y1="1.656cm" svg:x2="4.985cm" svg:y2="0.21cm"><text:p/></draw:line><draw:line text:anchor-type="paragraph" draw:z-index="27" draw:style-name="gr10" draw:text-style-name="P32" svg:x1="7.308cm" svg:y1="1.672cm" svg:x2="7.308cm" svg:y2="0.226cm"><text:p/></draw:line><draw:line text:anchor-type="paragraph" draw:z-index="30" draw:style-name="gr10" draw:text-style-name="P32" svg:x1="10.243cm" svg:y1="0.219cm" svg:x2="7.92cm" svg:y2="0.219cm"><text:p/></draw:line><draw:line text:anchor-type="paragraph" draw:z-index="31" draw:style-name="gr10" draw:text-style-name="P32" svg:x1="7.92cm" svg:y1="1.679cm" svg:x2="7.92cm" svg:y2="0.233cm"><text:p/></draw:line><draw:line text:anchor-type="paragraph" draw:z-index="32" draw:style-name="gr10" draw:text-style-name="P32" svg:x1="10.243cm" svg:y1="1.695cm" svg:x2="10.243cm" svg:y2="0.249cm"><text:p/></draw:line><draw:line text:anchor-type="paragraph" draw:z-index="25" draw:style-name="gr10" draw:text-style-name="P32" svg:x1="7.308cm" svg:y1="0.226cm" svg:x2="4.985cm" svg:y2="0.226cm"><text:p/></draw:line></text:p>
      <text:p text:style-name="P13"><draw:circle text:anchor-type="paragraph" draw:z-index="28" draw:style-name="gr11" draw:text-style-name="P32" svg:width="0.198cm" svg:height="0.198cm" svg:x="4.884cm" svg:y="1.088cm"><text:p/></draw:circle><draw:circle text:anchor-type="paragraph" draw:z-index="29" draw:style-name="gr11" draw:text-style-name="P32" svg:width="0.198cm" svg:height="0.198cm" svg:x="7.205cm" svg:y="1.104cm"><text:p/></draw:circle><draw:circle text:anchor-type="paragraph" draw:z-index="34" draw:style-name="gr11" draw:text-style-name="P32" svg:width="0.198cm" svg:height="0.198cm" svg:x="10.141cm" svg:y="1.127cm"><text:p/></draw:circle><draw:circle text:anchor-type="paragraph" draw:z-index="33" draw:style-name="gr11" draw:text-style-name="P32" svg:width="0.198cm" svg:height="0.198cm" svg:x="7.832cm" svg:y="1.099cm"><text:p/></draw:circle><draw:line text:anchor-type="paragraph" draw:z-index="24" draw:style-name="gr10" draw:text-style-name="P32" svg:x1="11.03cm" svg:y1="1.226cm" svg:x2="9.855cm" svg:y2="1.226cm"><text:p/></draw:line><draw:rect text:anchor-type="paragraph" draw:z-index="23" draw:style-name="gr4" draw:text-style-name="P32" svg:width="1.631cm" svg:height="0.825cm" svg:x="8.225cm" svg:y="0.826cm"><text:p text:style-name="P32">Цифра</text:p></draw:rect><draw:line text:anchor-type="paragraph" draw:z-index="22" draw:style-name="gr10" draw:text-style-name="P32" svg:x1="8.229cm" svg:y1="1.209cm" svg:x2="7.054cm" svg:y2="1.209cm"><text:p/></draw:line><draw:rect text:anchor-type="paragraph" draw:z-index="21" draw:style-name="gr4" draw:text-style-name="P32" svg:width="1.631cm" svg:height="0.825cm" svg:x="5.424cm" svg:y="0.788cm"><text:p text:style-name="P32">...</text:p></draw:rect><draw:line text:anchor-type="paragraph" draw:z-index="20" draw:style-name="gr10" draw:text-style-name="P32" svg:x1="5.414cm" svg:y1="1.186cm" svg:x2="4.239cm" svg:y2="1.186cm"><text:p/></draw:line><draw:rect text:anchor-type="paragraph" draw:z-index="19" draw:style-name="gr4" draw:text-style-name="P32" svg:width="1.631cm" svg:height="0.825cm" svg:x="2.609cm" svg:y="0.788cm"><text:p text:style-name="P32">Цифра</text:p></draw:rect><draw:line text:anchor-type="paragraph" draw:z-index="18" draw:style-name="gr10" draw:text-style-name="P32" svg:x1="2.625cm" svg:y1="1.166cm" svg:x2="1.45cm" svg:y2="1.166cm"><text:p/></draw:line><draw:line text:anchor-type="paragraph" draw:z-index="14" draw:style-name="gr9" draw:text-style-name="P32" svg:x1="1.231cm" svg:y1="0.361cm" svg:x2="2.019cm" svg:y2="0.361cm"><text:p text:style-name="P32">Число </text:p><text:p text:style-name="P32">без знака</text:p></draw:lin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circle text:anchor-type="paragraph" draw:z-index="11" draw:style-name="gr4" draw:text-style-name="P32" svg:width="1.31cm" svg:height="1.31cm" svg:x="3.96cm" svg:y="0.478cm"><text:p text:style-name="P32">0</text:p></draw:circle><text:soft-page-break/></text:p>
      <text:p text:style-name="P13"/>
      <text:p text:style-name="P13"><draw:line text:anchor-type="paragraph" draw:z-index="36" draw:style-name="gr10" draw:text-style-name="P32" svg:x1="2.78cm" svg:y1="1.587cm" svg:x2="2.78cm" svg:y2="0.141cm"><text:p/></draw:line><draw:line text:anchor-type="paragraph" draw:z-index="38" draw:style-name="gr10" draw:text-style-name="P32" svg:x1="3.955cm" svg:y1="0.142cm" svg:x2="2.78cm" svg:y2="0.142cm"><text:p/></draw:line><draw:line text:anchor-type="paragraph" draw:z-index="39" draw:style-name="gr10" draw:text-style-name="P32" svg:x1="6.444cm" svg:y1="0.142cm" svg:x2="5.269cm" svg:y2="0.142cm"><text:p/></draw:line><draw:line text:anchor-type="paragraph" draw:z-index="41" draw:style-name="gr10" draw:text-style-name="P32" svg:x1="6.443cm" svg:y1="1.587cm" svg:x2="6.443cm" svg:y2="0.141cm"><text:p/></draw:line></text:p>
      <text:p text:style-name="P13"><draw:g text:anchor-type="paragraph" draw:z-index="43" draw:style-name="gr5"><draw:circle draw:style-name="gr7" draw:text-style-name="P32" svg:width="1.31cm" svg:height="1.31cm" svg:x="3.96cm" svg:y="0.439cm"><text:p text:style-name="P32">1</text:p></draw:circle><draw:line draw:style-name="gr6" draw:text-style-name="P32" svg:x1="3.955cm" svg:y1="1.085cm" svg:x2="2.78cm" svg:y2="1.085cm"><text:p/></draw:line><draw:line draw:style-name="gr6" draw:text-style-name="P32" svg:x1="6.444cm" svg:y1="1.085cm" svg:x2="5.269cm" svg:y2="1.085cm"><text:p/></draw:line></draw:g></text:p>
      <text:p text:style-name="P13"/>
      <text:p text:style-name="P13"><draw:line text:anchor-type="paragraph" draw:z-index="37" draw:style-name="gr10" draw:text-style-name="P32" svg:x1="2.78cm" svg:y1="5.913cm" svg:x2="2.78cm" svg:y2="0.127cm"><text:p/></draw:line><draw:line text:anchor-type="paragraph" draw:z-index="40" draw:style-name="gr10" draw:text-style-name="P32" svg:x1="6.443cm" svg:y1="5.913cm" svg:x2="6.443cm" svg:y2="0.127cm"><text:p/></draw:line><draw:circle text:anchor-type="paragraph" draw:z-index="48" draw:style-name="gr11" draw:text-style-name="P32" svg:width="0.198cm" svg:height="0.198cm" svg:x="2.697cm" svg:y="0.018cm"><text:p/></draw:circle><draw:circle text:anchor-type="paragraph" draw:z-index="49" draw:style-name="gr11" draw:text-style-name="P32" svg:width="0.198cm" svg:height="0.198cm" svg:x="6.338cm" svg:y="0.007cm"><text:p/></draw:circle></text:p>
      <text:p text:style-name="P13"><draw:g text:anchor-type="paragraph" draw:z-index="44" draw:style-name="gr5"><draw:circle draw:style-name="gr7" draw:text-style-name="P32" svg:width="1.31cm" svg:height="1.31cm" svg:x="3.96cm" svg:y="0.43cm"><text:p text:style-name="P32">2</text:p></draw:circle><draw:line draw:style-name="gr6" draw:text-style-name="P32" svg:x1="3.955cm" svg:y1="1.076cm" svg:x2="2.78cm" svg:y2="1.076cm"><text:p/></draw:line><draw:line draw:style-name="gr6" draw:text-style-name="P32" svg:x1="6.444cm" svg:y1="1.076cm" svg:x2="5.269cm" svg:y2="1.076cm"><text:p/></draw:line></draw:g></text:p>
      <text:p text:style-name="P13"><draw:circle text:anchor-type="paragraph" draw:z-index="50" draw:style-name="gr11" draw:text-style-name="P32" svg:width="0.198cm" svg:height="0.198cm" svg:x="2.697cm" svg:y="0.483cm"><text:p/></draw:circle></text:p>
      <text:p text:style-name="P13"><draw:circle text:anchor-type="paragraph" draw:z-index="51" draw:style-name="gr11" draw:text-style-name="P32" svg:width="0.198cm" svg:height="0.198cm" svg:x="6.338cm" svg:y="0.007cm"><text:p/></draw:circle><draw:line text:anchor-type="paragraph" draw:z-index="58" draw:style-name="gr9" draw:text-style-name="P32" svg:x1="1.151cm" svg:y1="0.266cm" svg:x2="1.939cm" svg:y2="0.266cm"><text:p text:style-name="P32">Цифра</text:p></draw:line></text:p>
      <text:p text:style-name="P13"><draw:g text:anchor-type="paragraph" draw:z-index="46" draw:style-name="gr5"><draw:circle draw:style-name="gr7" draw:text-style-name="P32" svg:width="1.31cm" svg:height="1.31cm" svg:x="3.96cm" svg:y="3.318cm"><text:p text:style-name="P32">9</text:p></draw:circle><draw:line draw:style-name="gr6" draw:text-style-name="P32" svg:x1="3.955cm" svg:y1="3.966cm" svg:x2="2.78cm" svg:y2="3.966cm"><text:p/></draw:line><draw:line draw:style-name="gr6" draw:text-style-name="P32" svg:x1="6.444cm" svg:y1="3.966cm" svg:x2="5.269cm" svg:y2="3.966cm"><text:p/></draw:line></draw:g><draw:g text:anchor-type="paragraph" draw:z-index="45" draw:style-name="gr5"><draw:circle draw:style-name="gr7" draw:text-style-name="P32" svg:width="1.31cm" svg:height="1.31cm" svg:x="3.96cm" svg:y="1.873cm"><text:p text:style-name="P32">...</text:p></draw:circle><draw:line draw:style-name="gr6" draw:text-style-name="P32" svg:x1="3.955cm" svg:y1="2.519cm" svg:x2="2.78cm" svg:y2="2.519cm"><text:p/></draw:line><draw:line draw:style-name="gr6" draw:text-style-name="P32" svg:x1="6.444cm" svg:y1="2.519cm" svg:x2="5.269cm" svg:y2="2.519cm"><text:p/></draw:line></draw:g><draw:g text:anchor-type="paragraph" draw:z-index="42" draw:style-name="gr5"><draw:circle draw:style-name="gr7" draw:text-style-name="P32" svg:width="1.31cm" svg:height="1.31cm" svg:x="3.96cm" svg:y="0.415cm"><text:p text:style-name="P32">3</text:p></draw:circle><draw:line draw:style-name="gr6" draw:text-style-name="P32" svg:x1="3.955cm" svg:y1="1.062cm" svg:x2="2.78cm" svg:y2="1.062cm"><text:p/></draw:line><draw:line draw:style-name="gr6" draw:text-style-name="P32" svg:x1="6.444cm" svg:y1="1.062cm" svg:x2="5.269cm" svg:y2="1.062cm"><text:p/></draw:line></draw:g><draw:circle text:anchor-type="paragraph" draw:z-index="57" draw:style-name="gr11" draw:text-style-name="P32" svg:width="0.198cm" svg:height="0.198cm" svg:x="6.338cm" svg:y="2.42cm"><text:p/></draw:circle><draw:circle text:anchor-type="paragraph" draw:z-index="56" draw:style-name="gr11" draw:text-style-name="P32" svg:width="0.198cm" svg:height="0.198cm" svg:x="2.686cm" svg:y="2.42cm"><text:p/></draw:circle><draw:circle text:anchor-type="paragraph" draw:z-index="55" draw:style-name="gr11" draw:text-style-name="P32" svg:width="0.198cm" svg:height="0.198cm" svg:x="6.327cm" svg:y="0.96cm"><text:p/></draw:circle><draw:circle text:anchor-type="paragraph" draw:z-index="54" draw:style-name="gr11" draw:text-style-name="P32" svg:width="0.198cm" svg:height="0.198cm" svg:x="2.686cm" svg:y="0.949cm"><text:p/></draw:circle><draw:circle text:anchor-type="paragraph" draw:z-index="53" draw:style-name="gr11" draw:text-style-name="P32" svg:width="0.198cm" svg:height="0.198cm" svg:x="2.665cm" svg:y="0.24cm"><text:p/></draw:circle><draw:circle text:anchor-type="paragraph" draw:z-index="52" draw:style-name="gr11" draw:text-style-name="P32" svg:width="0.198cm" svg:height="0.198cm" svg:x="6.348cm" svg:y="0.219cm"><text:p/></draw:circle><draw:line text:anchor-type="paragraph" draw:z-index="47" draw:style-name="gr10" draw:text-style-name="P32" svg:x1="7.619cm" svg:y1="0.321cm" svg:x2="6.444cm" svg:y2="0.321cm"><text:p/></draw:line><draw:line text:anchor-type="paragraph" draw:z-index="35" draw:style-name="gr10" draw:text-style-name="P32" svg:x1="2.781cm" svg:y1="0.344cm" svg:x2="1.606cm" svg:y2="0.344cm"><text:p/></draw:lin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line text:anchor-type="paragraph" draw:z-index="59" draw:style-name="gr12" draw:text-style-name="P32" svg:x1="2.517cm" svg:y1="0.814cm" svg:x2="1.342cm" svg:y2="0.814cm"><text:p/></draw:line><draw:line text:anchor-type="paragraph" draw:z-index="60" draw:style-name="gr12" draw:text-style-name="P32" svg:x1="2.517cm" svg:y1="2.331cm" svg:x2="1.342cm" svg:y2="2.331cm"><text:p/></draw:line><draw:line text:anchor-type="paragraph" draw:z-index="61" draw:style-name="gr12" draw:text-style-name="P32" svg:x1="2.531cm" svg:y1="3.761cm" svg:x2="1.356cm" svg:y2="3.761cm"><text:p/></draw:line><draw:line text:anchor-type="paragraph" draw:z-index="62" draw:style-name="gr12" draw:text-style-name="P32" svg:x1="1.356cm" svg:y1="3.762cm" svg:x2="1.342cm" svg:y2="2.331cm"><text:p/></draw:line><draw:line text:anchor-type="paragraph" draw:z-index="63" draw:style-name="gr12" draw:text-style-name="P32" svg:x1="1.342cm" svg:y1="2.331cm" svg:x2="1.342cm" svg:y2="0.814cm"><text:p/></draw:line><draw:line text:anchor-type="paragraph" draw:z-index="64" draw:style-name="gr12" draw:text-style-name="P32" svg:x1="1.342cm" svg:y1="2.331cm" svg:x2="0.167cm" svg:y2="2.331cm"><text:p/></draw:line><draw:circle text:anchor-type="paragraph" draw:z-index="65" draw:style-name="gr13" draw:text-style-name="P32" svg:width="1.31cm" svg:height="1.31cm" svg:x="2.531cm" svg:y="3.113cm"><text:p text:style-name="P32">-</text:p></draw:circle><draw:circle text:anchor-type="paragraph" draw:z-index="66" draw:style-name="gr13" draw:text-style-name="P32" svg:width="1.31cm" svg:height="1.31cm" svg:x="2.517cm" svg:y="1.658cm"><text:p text:style-name="P32">null</text:p></draw:circle><draw:circle text:anchor-type="paragraph" draw:z-index="67" draw:style-name="gr13" draw:text-style-name="P32" svg:width="1.31cm" svg:height="1.31cm" svg:x="2.517cm" svg:y="0.198cm"><text:p text:style-name="P32">+</text:p></draw:circle><draw:line text:anchor-type="paragraph" draw:z-index="68" draw:style-name="gr12" draw:text-style-name="P32" svg:x1="5cm" svg:y1="0.849cm" svg:x2="3.825cm" svg:y2="0.849cm"><text:p/></draw:line><draw:line text:anchor-type="paragraph" draw:z-index="69" draw:style-name="gr12" draw:text-style-name="P32" svg:x1="5.014cm" svg:y1="3.763cm" svg:x2="3.839cm" svg:y2="3.763cm"><text:p/></draw:line><draw:line text:anchor-type="paragraph" draw:z-index="70" draw:style-name="gr12" draw:text-style-name="P32" svg:x1="5cm" svg:y1="2.316cm" svg:x2="3.825cm" svg:y2="2.316cm"><text:p/></draw:line><draw:line text:anchor-type="paragraph" draw:z-index="71" draw:style-name="gr12" draw:text-style-name="P32" svg:x1="5cm" svg:y1="2.317cm" svg:x2="5cm" svg:y2="0.849cm"><text:p/></draw:line><draw:line text:anchor-type="paragraph" draw:z-index="72" draw:style-name="gr12" draw:text-style-name="P32" svg:x1="5.014cm" svg:y1="3.762cm" svg:x2="5cm" svg:y2="2.316cm"><text:p/></draw:line><draw:circle text:anchor-type="paragraph" draw:z-index="74" draw:style-name="gr14" draw:text-style-name="P32" svg:width="0.198cm" svg:height="0.198cm" svg:x="4.902cm" svg:y="2.219cm"><text:p/></draw:circle><draw:circle text:anchor-type="paragraph" draw:z-index="75" draw:style-name="gr14" draw:text-style-name="P32" svg:width="0.198cm" svg:height="0.198cm" svg:x="1.238cm" svg:y="2.235cm"><text:p/></draw:circle></text:p>
      <text:p text:style-name="P13"><draw:line text:anchor-type="paragraph" draw:z-index="101" draw:style-name="gr12" draw:text-style-name="P32" svg:x1="16.579cm" svg:y1="3.311cm" svg:x2="14.494cm" svg:y2="3.311cm"><text:p/></draw:line><draw:circle text:anchor-type="paragraph" draw:z-index="100" draw:style-name="gr14" draw:text-style-name="P32" svg:width="0.198cm" svg:height="0.198cm" svg:x="16.501cm" svg:y="1.762cm"><text:p/></draw:circle><draw:circle text:anchor-type="paragraph" draw:z-index="99" draw:style-name="gr14" draw:text-style-name="P32" svg:width="0.198cm" svg:height="0.198cm" svg:x="14.393cm" svg:y="1.771cm"><text:p/></draw:circle><draw:line text:anchor-type="paragraph" draw:z-index="98" draw:style-name="gr12" draw:text-style-name="P32" svg:x1="16.596cm" svg:y1="3.298cm" svg:x2="16.596cm" svg:y2="1.852cm"><text:p/></draw:line><draw:line text:anchor-type="paragraph" draw:z-index="97" draw:style-name="gr12" draw:text-style-name="P32" svg:x1="14.494cm" svg:y1="3.31cm" svg:x2="14.494cm" svg:y2="1.864cm"><text:p/></draw:line><draw:line text:anchor-type="paragraph" draw:z-index="96" draw:style-name="gr12" draw:text-style-name="P32" svg:x1="17.064cm" svg:y1="1.852cm" svg:x2="16.415cm" svg:y2="1.852cm"><text:p/></draw:line><draw:circle text:anchor-type="paragraph" draw:z-index="91" draw:style-name="gr14" draw:text-style-name="P32" svg:width="0.198cm" svg:height="0.198cm" svg:x="9.929cm" svg:y="1.737cm"><text:p/></draw:circle><draw:circle text:anchor-type="paragraph" draw:z-index="90" draw:style-name="gr14" draw:text-style-name="P32" svg:width="0.198cm" svg:height="0.198cm" svg:x="7.832cm" svg:y="1.762cm"><text:p/></draw:circle><draw:line text:anchor-type="paragraph" draw:z-index="89" draw:style-name="gr12" draw:text-style-name="P32" svg:x1="10.017cm" svg:y1="3.298cm" svg:x2="10.017cm" svg:y2="1.852cm"><text:p/></draw:line><draw:line text:anchor-type="paragraph" draw:z-index="88" draw:style-name="gr12" draw:text-style-name="P32" svg:x1="7.932cm" svg:y1="3.298cm" svg:x2="7.932cm" svg:y2="1.852cm"><text:p/></draw:line><draw:line text:anchor-type="paragraph" draw:z-index="87" draw:style-name="gr12" draw:text-style-name="P32" svg:x1="10.017cm" svg:y1="3.298cm" svg:x2="7.932cm" svg:y2="3.298cm"><text:p/></draw:line><draw:circle text:anchor-type="paragraph" draw:z-index="86" draw:style-name="gr14" draw:text-style-name="P32" svg:width="0.198cm" svg:height="0.198cm" svg:x="7.437cm" svg:y="1.762cm"><text:p/></draw:circle><draw:circle text:anchor-type="paragraph" draw:z-index="85" draw:style-name="gr14" draw:text-style-name="P32" svg:width="0.198cm" svg:height="0.198cm" svg:x="5.313cm" svg:y="1.746cm"><text:p/></draw:circle><draw:line text:anchor-type="paragraph" draw:z-index="84" draw:style-name="gr12" draw:text-style-name="P32" svg:x1="7.564cm" svg:y1="3.282cm" svg:x2="7.564cm" svg:y2="1.836cm"><text:p/></draw:line><draw:line text:anchor-type="paragraph" draw:z-index="83" draw:style-name="gr12" draw:text-style-name="P32" svg:x1="5.413cm" svg:y1="3.282cm" svg:x2="5.413cm" svg:y2="1.836cm"><text:p/></draw:line><draw:line text:anchor-type="paragraph" draw:z-index="82" draw:style-name="gr12" draw:text-style-name="P32" svg:x1="7.563cm" svg:y1="3.283cm" svg:x2="5.413cm" svg:y2="3.283cm"><text:p/></draw:line><draw:line text:anchor-type="paragraph" draw:z-index="73" draw:style-name="gr12" draw:text-style-name="P32" svg:x1="5.703cm" svg:y1="1.829cm" svg:x2="5.015cm" svg:y2="1.829cm"><text:p/></draw:line><draw:rect text:anchor-type="paragraph" draw:z-index="95" draw:style-name="gr13" draw:text-style-name="P32" svg:width="1.631cm" svg:height="0.825cm" svg:x="14.785cm" svg:y="1.423cm"><text:p text:style-name="P32">...</text:p></draw:rect><draw:rect text:anchor-type="paragraph" draw:z-index="94" draw:style-name="gr13" draw:text-style-name="P32" svg:width="1.631cm" svg:height="0.825cm" svg:x="12.525cm" svg:y="1.452cm"><text:p text:style-name="P32">Цифра</text:p></draw:rect><draw:line text:anchor-type="paragraph" draw:z-index="93" draw:style-name="gr12" draw:text-style-name="P32" svg:x1="14.804cm" svg:y1="1.864cm" svg:x2="14.155cm" svg:y2="1.864cm"><text:p/></draw:line><draw:circle text:anchor-type="paragraph" draw:z-index="92" draw:style-name="gr13" draw:text-style-name="P32" svg:width="1.31cm" svg:height="1.31cm" svg:x="10.403cm" svg:y="1.203cm"><text:p text:style-name="P32">,</text:p></draw:circle><draw:line text:anchor-type="paragraph" draw:z-index="81" draw:style-name="gr12" draw:text-style-name="P32" svg:x1="12.555cm" svg:y1="1.891cm" svg:x2="11.712cm" svg:y2="1.891cm"><text:p/></draw:line><draw:line text:anchor-type="paragraph" draw:z-index="80" draw:style-name="gr12" draw:text-style-name="P32" svg:x1="10.398cm" svg:y1="1.845cm" svg:x2="9.738cm" svg:y2="1.845cm"><text:p/></draw:line><draw:line text:anchor-type="paragraph" draw:z-index="79" draw:style-name="gr12" draw:text-style-name="P32" svg:x1="8.109cm" svg:y1="1.866cm" svg:x2="7.329cm" svg:y2="1.866cm"><text:p/></draw:line><draw:rect text:anchor-type="paragraph" draw:z-index="78" draw:style-name="gr13" draw:text-style-name="P32" svg:width="1.631cm" svg:height="0.825cm" svg:x="8.109cm" svg:y="1.425cm"><text:p text:style-name="P32">...</text:p></draw:rect><draw:rect text:anchor-type="paragraph" draw:z-index="77" draw:style-name="gr13" draw:text-style-name="P32" svg:width="1.631cm" svg:height="0.825cm" svg:x="5.699cm" svg:y="1.452cm"><text:p text:style-name="P32">Цифра</text:p></draw:rect><draw:line text:anchor-type="paragraph" draw:z-index="76" draw:style-name="gr9" draw:text-style-name="P32" svg:x1="0.266cm" svg:y1="1.46cm" svg:x2="1.054cm" svg:y2="1.46cm"><text:p text:style-name="P32">Float</text:p></draw:lin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5. Изобразить диаграмму проезда перекрестка (перестроение на трех полосах и соответствующий поворот). Какие цепочки недопустимы.</text:p>
      <text:p text:style-name="P13"/>
      <text:p text:style-name="P13"><draw:rect text:anchor-type="paragraph" draw:z-index="102" draw:style-name="gr13" draw:text-style-name="P32" svg:width="4.238cm" svg:height="0.825cm" svg:x="0.596cm" svg:y="0.415cm"><text:p text:style-name="P32">Перестроение левее</text:p></draw:rect><draw:rect text:anchor-type="paragraph" draw:z-index="104" draw:style-name="gr13" draw:text-style-name="P32" svg:width="4.238cm" svg:height="0.825cm" svg:x="5.253cm" svg:y="0.409cm"><text:p text:style-name="P32">Перестроение левее</text:p></draw:rect><draw:rect text:anchor-type="paragraph" draw:z-index="106" draw:style-name="gr13" draw:text-style-name="P32" svg:width="4.238cm" svg:height="0.825cm" svg:x="9.91cm" svg:y="0.399cm"><text:p text:style-name="P32">Пропустить пешеходов</text:p></draw:rect><draw:rect text:anchor-type="paragraph" draw:z-index="116" draw:style-name="gr13" draw:text-style-name="P32" svg:width="4.238cm" svg:height="0.825cm" svg:x="14.554cm" svg:y="0.432cm"><text:p text:style-name="P32">Повернуть влево</text:p></draw:rect><draw:line text:anchor-type="paragraph" draw:z-index="135" draw:style-name="gr12" draw:text-style-name="P32" svg:x1="0.386cm" svg:y1="0.813cm" svg:x2="0.386cm" svg:y2="0.189cm"><text:p/></draw:line><draw:line text:anchor-type="paragraph" draw:z-index="136" draw:style-name="gr12" draw:text-style-name="P32" svg:x1="5.073cm" svg:y1="0.813cm" svg:x2="5.073cm" svg:y2="0.189cm"><text:p/></draw:line><draw:line text:anchor-type="paragraph" draw:z-index="137" draw:style-name="gr12" draw:text-style-name="P32" svg:x1="9.712cm" svg:y1="0.807cm" svg:x2="9.712cm" svg:y2="0.183cm"><text:p/></draw:line><draw:line text:anchor-type="paragraph" draw:z-index="138" draw:style-name="gr12" draw:text-style-name="P32" svg:x1="9.719cm" svg:y1="0.189cm" svg:x2="0.386cm" svg:y2="0.189cm"><text:p/></draw:line><draw:circle text:anchor-type="paragraph" draw:z-index="141" draw:style-name="gr14" draw:text-style-name="P32" svg:width="0.198cm" svg:height="0.198cm" svg:x="4.985cm" svg:y="0.097cm"><text:p/></draw:circle></text:p>
      <text:p text:style-name="P13"><draw:line text:anchor-type="paragraph" draw:z-index="107" draw:style-name="gr12" draw:text-style-name="P32" svg:x1="5.253cm" svg:y1="0.326cm" svg:x2="4.833cm" svg:y2="0.326cm"><text:p/></draw:line><draw:line text:anchor-type="paragraph" draw:z-index="108" draw:style-name="gr12" draw:text-style-name="P32" svg:x1="0.596cm" svg:y1="0.326cm" svg:x2="0.176cm" svg:y2="0.326cm"><text:p/></draw:line><draw:line text:anchor-type="paragraph" draw:z-index="110" draw:style-name="gr12" draw:text-style-name="P32" svg:x1="9.91cm" svg:y1="0.321cm" svg:x2="9.49cm" svg:y2="0.321cm"><text:p/></draw:line><draw:line text:anchor-type="paragraph" draw:z-index="114" draw:style-name="gr12" draw:text-style-name="P32" svg:x1="0.176cm" svg:y1="1.688cm" svg:x2="0.176cm" svg:y2="0.326cm"><text:p/></draw:line><draw:line text:anchor-type="paragraph" draw:z-index="118" draw:style-name="gr12" draw:text-style-name="P32" svg:x1="14.566cm" svg:y1="0.355cm" svg:x2="14.146cm" svg:y2="0.355cm"><text:p/></draw:line><draw:line text:anchor-type="paragraph" draw:z-index="120" draw:style-name="gr12" draw:text-style-name="P32" svg:x1="19.211cm" svg:y1="0.365cm" svg:x2="18.791cm" svg:y2="0.365cm"><text:p/></draw:line><draw:line text:anchor-type="paragraph" draw:z-index="122" draw:style-name="gr12" draw:text-style-name="P32" svg:x1="19.211cm" svg:y1="1.635cm" svg:x2="19.211cm" svg:y2="0.365cm"><text:p/></draw:line><draw:circle text:anchor-type="paragraph" draw:z-index="126" draw:style-name="gr14" draw:text-style-name="P32" svg:width="0.198cm" svg:height="0.198cm" svg:x="0.28cm" svg:y="0.22cm"><text:p/></draw:circle><draw:circle text:anchor-type="paragraph" draw:z-index="129" draw:style-name="gr14" draw:text-style-name="P32" svg:width="0.198cm" svg:height="0.198cm" svg:x="4.958cm" svg:y="0.219cm"><text:p/></draw:circle><draw:circle text:anchor-type="paragraph" draw:z-index="131" draw:style-name="gr14" draw:text-style-name="P32" svg:width="0.198cm" svg:height="0.198cm" svg:x="9.608cm" svg:y="0.213cm"><text:p/></draw:circle></text:p>
      <text:p text:style-name="P13"><draw:circle text:anchor-type="paragraph" draw:z-index="124" draw:style-name="gr14" draw:text-style-name="P32" svg:width="0.198cm" svg:height="0.198cm" svg:x="0.071cm" svg:y="0.464cm"><text:p/></draw:circle><draw:circle text:anchor-type="paragraph" draw:z-index="125" draw:style-name="gr14" draw:text-style-name="P32" svg:width="0.198cm" svg:height="0.198cm" svg:x="19.115cm" svg:y="0.453cm"><text:p/></draw:circle></text:p>
      <text:p text:style-name="P13"><draw:rect text:anchor-type="paragraph" draw:z-index="103" draw:style-name="gr13" draw:text-style-name="P32" svg:width="4.238cm" svg:height="0.825cm" svg:x="0.596cm" svg:y="0.291cm"><text:p text:style-name="P32">Перестроение правее</text:p></draw:rect><draw:rect text:anchor-type="paragraph" draw:z-index="105" draw:style-name="gr13" draw:text-style-name="P32" svg:width="4.238cm" svg:height="0.825cm" svg:x="5.253cm" svg:y="0.302cm"><text:p text:style-name="P32">Перестроение правее</text:p></draw:rect><draw:rect text:anchor-type="paragraph" draw:z-index="112" draw:style-name="gr13" draw:text-style-name="P32" svg:width="4.238cm" svg:height="0.825cm" svg:x="9.91cm" svg:y="0.266cm"><text:p text:style-name="P32">Пропустить пешеходов</text:p></draw:rect><draw:line text:anchor-type="paragraph" draw:z-index="115" draw:style-name="gr12" draw:text-style-name="P32" svg:x1="0.177cm" svg:y1="0.072cm" svg:x2="-0.243cm" svg:y2="0.072cm"><text:p/></draw:line><draw:rect text:anchor-type="paragraph" draw:z-index="117" draw:style-name="gr13" draw:text-style-name="P32" svg:width="4.238cm" svg:height="0.825cm" svg:x="14.554cm" svg:y="0.245cm"><text:p text:style-name="P32">Повернуть вправо</text:p></draw:rect><draw:line text:anchor-type="paragraph" draw:z-index="123" draw:style-name="gr12" draw:text-style-name="P32" svg:x1="19.631cm" svg:y1="0.067cm" svg:x2="19.211cm" svg:y2="0.067cm"><text:p/></draw:line></text:p>
      <text:p text:style-name="P13"><draw:line text:anchor-type="paragraph" draw:z-index="109" draw:style-name="gr12" draw:text-style-name="P32" svg:x1="5.253cm" svg:y1="0.199cm" svg:x2="4.833cm" svg:y2="0.199cm"><text:p/></draw:line><draw:line text:anchor-type="paragraph" draw:z-index="111" draw:style-name="gr12" draw:text-style-name="P32" svg:x1="9.91cm" svg:y1="0.222cm" svg:x2="9.49cm" svg:y2="0.222cm"><text:p/></draw:line><draw:line text:anchor-type="paragraph" draw:z-index="113" draw:style-name="gr12" draw:text-style-name="P32" svg:x1="0.596cm" svg:y1="0.228cm" svg:x2="0.176cm" svg:y2="0.228cm"><text:p/></draw:line><draw:line text:anchor-type="paragraph" draw:z-index="119" draw:style-name="gr12" draw:text-style-name="P32" svg:x1="14.566cm" svg:y1="0.217cm" svg:x2="14.146cm" svg:y2="0.217cm"><text:p/></draw:line><draw:line text:anchor-type="paragraph" draw:z-index="121" draw:style-name="gr12" draw:text-style-name="P32" svg:x1="19.211cm" svg:y1="0.175cm" svg:x2="18.791cm" svg:y2="0.175cm"><text:p/></draw:line><draw:circle text:anchor-type="paragraph" draw:z-index="127" draw:style-name="gr14" draw:text-style-name="P32" svg:width="0.198cm" svg:height="0.198cm" svg:x="0.289cm" svg:y="0.145cm"><text:p/></draw:circle><draw:circle text:anchor-type="paragraph" draw:z-index="128" draw:style-name="gr14" draw:text-style-name="P32" svg:width="0.198cm" svg:height="0.198cm" svg:x="4.948cm" svg:y="0.099cm"><text:p/></draw:circle><draw:circle text:anchor-type="paragraph" draw:z-index="130" draw:style-name="gr14" draw:text-style-name="P32" svg:width="0.198cm" svg:height="0.198cm" svg:x="9.608cm" svg:y="0.136cm"><text:p/></draw:circle><draw:line text:anchor-type="paragraph" draw:z-index="132" draw:style-name="gr12" draw:text-style-name="P32" svg:x1="0.415cm" svg:y1="0.846cm" svg:x2="0.415cm" svg:y2="0.342cm"><text:p/></draw:line><draw:line text:anchor-type="paragraph" draw:z-index="133" draw:style-name="gr12" draw:text-style-name="P32" svg:x1="5.045cm" svg:y1="0.823cm" svg:x2="5.045cm" svg:y2="0.199cm"><text:p/></draw:line><draw:line text:anchor-type="paragraph" draw:z-index="134" draw:style-name="gr12" draw:text-style-name="P32" svg:x1="9.703cm" svg:y1="0.846cm" svg:x2="9.703cm" svg:y2="0.222cm"><text:p/></draw:line></text:p>
      <text:p text:style-name="P13"><draw:line text:anchor-type="paragraph" draw:z-index="139" draw:style-name="gr12" draw:text-style-name="P32" svg:x1="9.704cm" svg:y1="0.36cm" svg:x2="0.415cm" svg:y2="0.36cm"><text:p/></draw:line><draw:circle text:anchor-type="paragraph" draw:z-index="140" draw:style-name="gr14" draw:text-style-name="P32" svg:width="0.198cm" svg:height="0.198cm" svg:x="4.939cm" svg:y="0.24cm"><text:p/></draw:circle></text:p>
      <text:p text:style-name="P13"/>
      <text:p text:style-name="P18"><text:span text:style-name="T5">Перестроение правее - </text:span><text:span text:style-name="T3">Перестроение правее - Пропустить пешеходов - Повернуть влево</text:span></text:p>
      <text:p text:style-name="P19"><text:span text:style-name="T3">Перестроение левее - Перестроение правее - </text:span><text:span text:style-name="T4">Раздавить пешеходов - Повернуть влево</text:span></text:p>
      <text:p text:style-name="P21"/>
      <text:p text:style-name="P23">6. Изобразить синтаксическую диаграмму дневного распорядка студента.</text:p>
      <text:p text:style-name="P17"/>
      <text:p text:style-name="P24"><draw:rect text:anchor-type="paragraph" draw:z-index="157" draw:style-name="gr13" draw:text-style-name="P32" svg:width="3.088cm" svg:height="0.825cm" svg:x="3.17cm" svg:y="0.116cm"><text:p text:style-name="P32">goto спать</text:p></draw:rect><draw:line text:anchor-type="paragraph" draw:z-index="159" draw:style-name="gr12" draw:text-style-name="P32" svg:x1="6.463cm" svg:y1="1.776cm" svg:x2="6.463cm" svg:y2="0.478cm"><text:p/></draw:line></text:p>
      <text:p text:style-name="P22"><draw:line text:anchor-type="paragraph" draw:z-index="158" draw:style-name="gr12" draw:text-style-name="P32" svg:x1="2.928cm" svg:y1="1.16cm" svg:x2="2.928cm" svg:y2="0.065cm"><text:p/></draw:line><draw:line text:anchor-type="paragraph" draw:z-index="160" draw:style-name="gr12" draw:text-style-name="P32" svg:x1="6.463cm" svg:y1="0.002cm" svg:x2="6.257cm" svg:y2="0.002cm"><text:p/></draw:line><draw:line text:anchor-type="paragraph" draw:z-index="161" draw:style-name="gr12" draw:text-style-name="P34" svg:x1="3.17cm" svg:y1="0.065cm" svg:x2="2.928cm" svg:y2="0.065cm"><text:p/></draw:line></text:p>
      <text:p text:style-name="P22"><draw:rect text:anchor-type="paragraph" draw:z-index="142" draw:style-name="gr13" draw:text-style-name="P32" svg:width="3.088cm" svg:height="0.825cm" svg:x="3.184cm" svg:y="0.374cm"><text:p text:style-name="P32">Выполнение ЛР</text:p></draw:rect><draw:rect text:anchor-type="paragraph" draw:z-index="145" draw:style-name="gr13" draw:text-style-name="P32" svg:width="3.088cm" svg:height="0.825cm" svg:x="6.652cm" svg:y="0.381cm"><text:p text:style-name="P32">goto институт</text:p></draw:rect><draw:rect text:anchor-type="paragraph" draw:z-index="147" draw:style-name="gr13" draw:text-style-name="P32" svg:width="3.088cm" svg:height="0.825cm" svg:x="10.135cm" svg:y="0.404cm"><text:p text:style-name="P32">Защита ЛР</text:p></draw:rect><draw:rect text:anchor-type="paragraph" draw:z-index="149" draw:style-name="gr13" draw:text-style-name="P32" svg:width="3.088cm" svg:height="0.825cm" svg:x="13.619cm" svg:y="0.406cm"><text:p text:style-name="P32">goto домой</text:p></draw:rect></text:p>
      <text:p text:style-name="P25"><draw:line text:anchor-type="paragraph" draw:z-index="143" draw:style-name="gr12" draw:text-style-name="P32" svg:x1="3.184cm" svg:y1="0.268cm" svg:x2="1.596cm" svg:y2="0.268cm"><text:p/></draw:line><draw:line text:anchor-type="paragraph" draw:z-index="144" draw:style-name="gr12" draw:text-style-name="P32" svg:x1="6.691cm" svg:y1="0.315cm" svg:x2="6.271cm" svg:y2="0.315cm"><text:p/></draw:line><draw:line text:anchor-type="paragraph" draw:z-index="150" draw:style-name="gr12" draw:text-style-name="P32" svg:x1="17.126cm" svg:y1="0.337cm" svg:x2="16.706cm" svg:y2="0.337cm"><text:p/></draw:line><draw:line text:anchor-type="paragraph" draw:z-index="148" draw:style-name="gr12" draw:text-style-name="P32" svg:x1="13.642cm" svg:y1="0.346cm" svg:x2="13.222cm" svg:y2="0.346cm"><text:p/></draw:line><draw:line text:anchor-type="paragraph" draw:z-index="146" draw:style-name="gr12" draw:text-style-name="P32" svg:x1="10.158cm" svg:y1="0.298cm" svg:x2="9.738cm" svg:y2="0.298cm"><text:p/></draw:line><draw:circle text:anchor-type="paragraph" draw:z-index="155" draw:style-name="gr14" draw:text-style-name="P32" svg:width="0.198cm" svg:height="0.198cm" svg:x="6.357cm" svg:y="0.219cm"><text:p/></draw:circle><draw:circle text:anchor-type="paragraph" draw:z-index="156" draw:style-name="gr14" draw:text-style-name="P32" svg:width="0.198cm" svg:height="0.198cm" svg:x="2.822cm" svg:y="0.187cm"><text:p/></draw:circl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7. Рассмотреть пример <text:s/>синтаксической диаграммы логического выражения из <text:span text:style-name="T6">Лекции 11</text:span> и привести примеры 2-х абстрактных синтаксических деревьев для <text:span text:style-name="T7">a or b and c</text:span>, указать на противоречие. Дополнить грамматику скобками.</text:p>
      <text:p text:style-name="P16"/>
      <text:p text:style-name="P16"/>
      <text:p text:style-name="P16"/>
      <text:p text:style-name="P16"/>
      <text:p text:style-name="P15"><draw:line text:anchor-type="paragraph" draw:z-index="153" draw:style-name="gr9" draw:text-style-name="P32" svg:x1="11.515cm" svg:y1="0.086cm" svg:x2="15.63cm" svg:y2="0.086cm"><text:p text:style-name="P32">(a <text:span text:style-name="T7">or</text:span> b) <text:span text:style-name="T7">and</text:span> c</text:p></draw:line><draw:line text:anchor-type="paragraph" draw:z-index="154" draw:style-name="gr9" draw:text-style-name="P32" svg:x1="2.713cm" svg:y1="0.238cm" svg:x2="6.828cm" svg:y2="0.238cm"><text:p text:style-name="P32">a <text:span text:style-name="T7">or</text:span> (b <text:span text:style-name="T7">and</text:span> c)</text:p></draw:line><text:tab/><text:tab/><text:tab/><text:tab/><text:tab/><text:tab/><text:tab/><text:tab/><text:tab/></text:p>
      <text:p text:style-name="P15"><draw:g text:anchor-type="paragraph" draw:z-index="152" draw:style-name="gr5"><draw:circle draw:style-name="gr7" draw:text-style-name="P33" svg:width="1.31cm" svg:height="1.31cm" svg:x="13.076cm" svg:y="0.4cm"><text:p text:style-name="P32"><text:span text:style-name="T7">and</text:span></text:p></draw:circle><draw:circle draw:style-name="gr7" draw:text-style-name="P32" svg:width="1.31cm" svg:height="1.31cm" svg:x="11.254cm" svg:y="2.712cm"><text:p text:style-name="P32">c</text:p></draw:circle><draw:circle draw:style-name="gr7" draw:text-style-name="P33" svg:width="1.31cm" svg:height="1.31cm" svg:x="14.919cm" svg:y="2.728cm"><text:p text:style-name="P32"><text:span text:style-name="T7">or</text:span></text:p></draw:circle><draw:circle draw:style-name="gr7" draw:text-style-name="P32" svg:width="1.31cm" svg:height="1.31cm" svg:x="13.113cm" svg:y="5.027cm"><text:p text:style-name="P32">a</text:p></draw:circle><draw:circle draw:style-name="gr7" draw:text-style-name="P32" svg:width="1.31cm" svg:height="1.31cm" svg:x="16.71cm" svg:y="5.036cm"><text:p text:style-name="P32">b</text:p></draw:circle><draw:line draw:style-name="gr6" draw:text-style-name="P32" svg:x1="11.931cm" svg:y1="2.711cm" svg:x2="13.201cm" svg:y2="1.441cm"><text:p/></draw:line><draw:line draw:style-name="gr6" draw:text-style-name="P32" svg:x1="15.524cm" svg:y1="2.727cm" svg:x2="14.254cm" svg:y2="1.457cm"><text:p/></draw:line><draw:line draw:style-name="gr6" draw:text-style-name="P32" svg:x1="13.783cm" svg:y1="5.027cm" svg:x2="15.053cm" svg:y2="3.757cm"><text:p/></draw:line><draw:line draw:style-name="gr6" draw:text-style-name="P32" svg:x1="17.392cm" svg:y1="5.036cm" svg:x2="16.122cm" svg:y2="3.766cm"><text:p/></draw:line></draw:g><draw:g text:anchor-type="paragraph" draw:z-index="151" draw:style-name="gr5"><draw:circle draw:style-name="gr7" draw:text-style-name="P33" svg:width="1.31cm" svg:height="1.31cm" svg:x="4.045cm" svg:y="0.39cm"><text:p text:style-name="P32"><text:span text:style-name="T7">or</text:span></text:p></draw:circle><draw:circle draw:style-name="gr7" draw:text-style-name="P32" svg:width="1.31cm" svg:height="1.31cm" svg:x="2.223cm" svg:y="2.702cm"><text:p text:style-name="P32">a</text:p></draw:circle><draw:circle draw:style-name="gr7" draw:text-style-name="P33" svg:width="1.31cm" svg:height="1.31cm" svg:x="5.888cm" svg:y="2.718cm"><text:p text:style-name="P32"><text:span text:style-name="T7">and</text:span></text:p></draw:circle><draw:circle draw:style-name="gr7" draw:text-style-name="P32" svg:width="1.31cm" svg:height="1.31cm" svg:x="4.082cm" svg:y="5.017cm"><text:p text:style-name="P32">b</text:p></draw:circle><draw:circle draw:style-name="gr7" draw:text-style-name="P32" svg:width="1.31cm" svg:height="1.31cm" svg:x="7.679cm" svg:y="5.026cm"><text:p text:style-name="P32">c</text:p></draw:circle><draw:line draw:style-name="gr6" draw:text-style-name="P32" svg:x1="2.899cm" svg:y1="2.703cm" svg:x2="4.169cm" svg:y2="1.433cm"><text:p/></draw:line><draw:line draw:style-name="gr6" draw:text-style-name="P32" svg:x1="6.493cm" svg:y1="2.719cm" svg:x2="5.223cm" svg:y2="1.449cm"><text:p/></draw:line><draw:line draw:style-name="gr6" draw:text-style-name="P32" svg:x1="4.752cm" svg:y1="5.017cm" svg:x2="6.022cm" svg:y2="3.747cm"><text:p/></draw:line><draw:line draw:style-name="gr6" draw:text-style-name="P32" svg:x1="8.361cm" svg:y1="5.027cm" svg:x2="7.091cm" svg:y2="3.757cm"><text:p/></draw:lin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8. Как будет выполняться фрагмент кода, с форматом вещественных чисел описанном в лекции № 4 ?</text:p>
      <text:p text:style-name="P7">x<text:span text:style-name="T1">:=0.01</text:span></text:p>
      <text:p text:style-name="P7"><text:span text:style-name="T2">Пока</text:span><text:span text:style-name="T1"> </text:span>x<text:span text:style-name="T1"> </text:span><text:span text:style-name="T2">не равно</text:span><text:span text:style-name="T1"> 1.00</text:span></text:p>
      <text:p text:style-name="P7"><text:span text:style-name="T1">Вывод(</text:span>x<text:span text:style-name="T1">)</text:span></text:p>
      <text:p text:style-name="P7">x<text:span text:style-name="T1">:=</text:span>x<text:span text:style-name="T1">+0.01</text:span></text:p>
      <text:p text:style-name="P10">Конец цикла</text:p>
      <text:p text:style-name="P15"/>
      <text:section text:style-name="Sect1" text:name="Раздел1">
        <text:section text:style-name="Sect2" text:name="Раздел2">
          <text:p text:style-name="P20"><text:span text:style-name="T9"><text:s/>x</text:span><text:tab/><text:tab/>S <text:s text:c="3"/>E <text:s text:c="13"/>M</text:p>
          <text:p text:style-name="P20">0.01<text:tab/>0 01111000 01000111101011100000000</text:p>
          <text:p text:style-name="P20">0.02<text:tab/>0 01111001 01000111101011100000000</text:p>
          <text:p text:style-name="P20">0.03<text:tab/>0 01111001 11101011100001010000000</text:p>
          <text:p text:style-name="P20">0.04<text:tab/>0 01111010 01000111101011100000000</text:p>
          <text:p text:style-name="P20">0.05<text:tab/>0 01111010 10011001100110011000000</text:p>
          <text:p text:style-name="P20">0.06<text:tab/>0 01111010 11101011100001010000000</text:p>
          <text:p text:style-name="P20">0.07<text:tab/>0 01111011 00011110101110000100000</text:p>
          <text:p text:style-name="P20">0.08<text:tab/>0 01111011 01000111101011100000000</text:p>
          <text:p text:style-name="P20">0.09<text:tab/>0 01111011 01110000101000111100000</text:p>
          <text:p text:style-name="P20">0.1<text:tab/><text:tab/>0 01111011 10011001100110011000000</text:p>
          <text:p text:style-name="P20">0.11<text:tab/>0 01111011 11000010100011110100000</text:p>
          <text:p text:style-name="P20">0.12<text:tab/>0 01111011 11101011100001010000000</text:p>
          <text:p text:style-name="P20">0.13<text:tab/>0 01111100 00001010001111010111000</text:p>
          <text:p text:style-name="P20">0.14<text:tab/>0 01111100 00011110101110000101000</text:p>
          <text:p text:style-name="P20">0.15<text:tab/>0 01111100 00110011001100110011000</text:p>
          <text:p text:style-name="P20">0.16<text:tab/>0 01111100 01000111101011100001000</text:p>
          <text:p text:style-name="P20">0.17<text:tab/>0 01111100 01011100001010001111000</text:p>
          <text:p text:style-name="P20">0.18<text:tab/>0 01111100 01110000101000111101000</text:p>
          <text:p text:style-name="P20">0.19<text:tab/>0 01111100 10000101000111101011000</text:p>
          <text:p text:style-name="P20">0.2<text:tab/><text:tab/>0 01111100 10011001100110011001000</text:p>
          <text:p text:style-name="P20">0.21<text:tab/>0 01111100 10101110000101000111000</text:p>
          <text:p text:style-name="P20">0.22<text:tab/>0 01111100 11000010100011110101000</text:p>
          <text:p text:style-name="P20">0.23<text:tab/>0 01111100 11010111000010100011000</text:p>
          <text:p text:style-name="P20">0.24<text:tab/>0 01111100 11101011100001010001000</text:p>
          <text:p text:style-name="P20">0.25<text:tab/>0 01111101 00000000000000000000000</text:p>
          <text:p text:style-name="P20">0.26<text:tab/>0 01111101 00001010001111010111000</text:p>
          <text:p text:style-name="P20">0.27<text:tab/>0 01111101 00010100011110101110000</text:p>
          <text:p text:style-name="P20">0.28<text:tab/></text:p>
          <text:p text:style-name="P20">0.29<text:tab/></text:p>
          <text:p text:style-name="P20">0.3<text:tab/><text:tab/>0 01111101 00110011001100110011000</text:p>
          <text:p text:style-name="P20">0.31<text:tab/></text:p>
          <text:p text:style-name="P20">0.32<text:tab/></text:p>
          <text:p text:style-name="P20">0.33<text:tab/></text:p>
          <text:p text:style-name="P20">0.34<text:tab/></text:p>
          <text:p text:style-name="P20">0.35<text:tab/>0 01111101 01100110011001100110000</text:p>
          <text:p text:style-name="P20">0.36<text:tab/></text:p>
          <text:p text:style-name="P20">0.37<text:tab/></text:p>
          <text:p text:style-name="P20">0.38<text:tab/></text:p>
          <text:p text:style-name="P20">0.39<text:tab/></text:p>
          <text:p text:style-name="P20">0.4<text:tab/><text:tab/>0 01111101 10011001100110011001100</text:p>
          <text:p text:style-name="P20">0.41<text:tab/></text:p>
          <text:p text:style-name="P20">0.42<text:tab/></text:p>
          <text:p text:style-name="P20">0.43<text:tab/></text:p>
          <text:p text:style-name="P20">0.44<text:tab/></text:p>
          <text:p text:style-name="P20">0.45<text:tab/>0 01111101 11001100110011001100100</text:p>
          <text:p text:style-name="P20">0.46<text:tab/></text:p>
          <text:p text:style-name="P20">0.47<text:tab/></text:p>
          <text:p text:style-name="P20">0.48<text:tab/>0 01111101 11101011100001010001100</text:p>
          <text:p text:style-name="P20">0.49<text:tab/>0 01111101 11110101110000101000100</text:p>
          <text:p text:style-name="P20">0.5<text:tab/><text:tab/>0 01111110 00000000000000000000000</text:p>
          <text:p text:style-name="P20">0.51<text:tab/>0 01111110 00000101000111101011100</text:p>
          <text:p text:style-name="P20">0.52<text:tab/>0 01111110 00001010001111010111000</text:p>
          <text:p text:style-name="P20">0.53<text:tab/>0 01111110 00001111010111000010100</text:p>
          <text:p text:style-name="P20">0.54<text:tab/>0 01111110 00010100011110101110000</text:p>
          <text:p text:style-name="P20">0.55<text:tab/>0 01111110 00011001100110011001100</text:p>
          <text:p text:style-name="P20">0.56<text:tab/></text:p>
          <text:p text:style-name="P20">0.57<text:tab/></text:p>
          <text:p text:style-name="P20">0.58<text:tab/></text:p>
          <text:p text:style-name="P20">0.59<text:tab/></text:p>
          <text:p text:style-name="P20">0.6<text:tab/><text:tab/>0 01111110 00110011001100110011000</text:p>
          <text:p text:style-name="P20">0.61<text:tab/></text:p>
          <text:p text:style-name="P20">0.62<text:tab/></text:p>
          <text:p text:style-name="P20">0.63<text:tab/></text:p>
          <text:p text:style-name="P20">0.64<text:tab/></text:p>
          <text:p text:style-name="P20">0.65<text:tab/>0 01111110 01001100110011001100110</text:p>
          <text:p text:style-name="P20">0.66<text:tab/></text:p>
          <text:p text:style-name="P20">0.67<text:tab/></text:p>
          <text:p text:style-name="P20">0.68<text:tab/></text:p>
          <text:p text:style-name="P20">0.69<text:tab/></text:p>
          <text:p text:style-name="P20">0.7<text:tab/><text:tab/>0 01111110 01100110011001100110010</text:p>
          <text:p text:style-name="P20">0.71<text:tab/></text:p>
          <text:p text:style-name="P20">0.72<text:tab/></text:p>
          <text:p text:style-name="P20">0.73<text:tab/></text:p>
          <text:p text:style-name="P20"><text:soft-page-break/>0.74<text:tab/></text:p>
          <text:p text:style-name="P20">0.75<text:tab/>0 01111110 10000000000000000000000</text:p>
          <text:p text:style-name="P20">0.76<text:tab/></text:p>
          <text:p text:style-name="P20">0.77<text:tab/></text:p>
          <text:p text:style-name="P20">0.78<text:tab/></text:p>
          <text:p text:style-name="P20">0.79<text:tab/></text:p>
          <text:p text:style-name="P20">0.8<text:tab/><text:tab/>0 01111110 10011001100110011001100</text:p>
          <text:p text:style-name="P20">0.81<text:tab/></text:p>
          <text:p text:style-name="P20">0.82<text:tab/></text:p>
          <text:p text:style-name="P20">0.83<text:tab/></text:p>
          <text:p text:style-name="P20">0.84<text:tab/></text:p>
          <text:p text:style-name="P20">0.85<text:tab/>0 01111110 10110011001100110011000</text:p>
          <text:p text:style-name="P20">0.86<text:tab/></text:p>
          <text:p text:style-name="P20">0.87<text:tab/></text:p>
          <text:p text:style-name="P20">0.88<text:tab/></text:p>
          <text:p text:style-name="P20">0.89<text:tab/></text:p>
          <text:p text:style-name="P20">0.9<text:tab/><text:tab/>0 01111110 11001100110011001100110</text:p>
          <text:p text:style-name="P20">0.91<text:tab/>0 01111110 11010001111010111000010</text:p>
          <text:p text:style-name="P20">0.92<text:tab/>0 01111110 11010111000010100011110</text:p>
          <text:p text:style-name="P20">0.93<text:tab/>0 01111110 11011100001010001111010</text:p>
          <text:p text:style-name="P20">0.94<text:tab/>0 01111110 11100001010001111010110</text:p>
          <text:p text:style-name="P20">0.95<text:tab/>0 01111110 11100110011001100110010</text:p>
          <text:p text:style-name="P20">0.96<text:tab/>0 01111110 11101011100001010001110</text:p>
          <text:p text:style-name="P20">0.97<text:tab/>0 01111110 11110000101000111101010</text:p>
          <text:p text:style-name="P20">0.98<text:tab/>0 01111110 11110101110000101000110</text:p>
          <text:p text:style-name="P20">0.99<text:tab/>0 01111110 11111010111000010100010</text:p>
        </text:section>
        <text:p text:style-name="P20"/>
        <text:p text:style-name="P20">F = (-1)<text:span text:style-name="T8">S</text:span>2<text:span text:style-name="T8">(E-127)</text:span>(1+M/2<text:span text:style-name="T8">23</text:span>)</text:p>
        <text:p text:style-name="P20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0.64cm" fo:margin-left="1.014cm" fo:margin-right="0.98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9:06:25.129461730</meta:creation-date>
    <dc:date>2015-10-07T21:13:34.396206192</dc:date>
    <meta:editing-duration>PT7H4M52S</meta:editing-duration>
    <meta:editing-cycles>28</meta:editing-cycles>
    <meta:generator>LibreOffice/4.3.3.2$Linux_X86_64 LibreOffice_project/430m0$Build-2</meta:generator>
    <meta:document-statistic meta:table-count="0" meta:image-count="0" meta:object-count="0" meta:page-count="4" meta:paragraph-count="139" meta:word-count="442" meta:character-count="3643" meta:non-whitespace-character-count="3241"/>
  </office:meta>
</office:document-meta>
</file>